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Arial1" fo:font-size="12pt" fo:font-weight="normal" fo:background-color="transparent" style:font-name-asian="Arial" style:font-size-asian="12pt" style:font-name-complex="Arial" style:font-size-complex="12pt"/>
    </style:style>
    <style:style style:name="P6" style:family="paragraph" style:parent-style-name="Text_20_body">
      <style:paragraph-properties fo:margin-top="0cm" fo:margin-bottom="0cm" loext:contextual-spacing="false" fo:padding="0.049cm" fo:border="0.06pt solid #d9d9e3"/>
      <style:text-properties style:font-name="Arial1" fo:font-size="12pt" style:font-size-asian="12pt" style:font-size-complex="12pt"/>
    </style:style>
    <style:style style:name="P7" style:family="paragraph" style:parent-style-name="Text_20_body">
      <style:paragraph-properties fo:padding="0.049cm" fo:border="0.06pt solid #d9d9e3"/>
    </style:style>
    <style:style style:name="P8" style:family="paragraph" style:parent-style-name="Text_20_body">
      <style:paragraph-properties fo:padding="0.049cm" fo:border="0.06pt solid #d9d9e3"/>
      <style:text-properties style:font-name="Arial1" fo:font-size="12pt" style:font-size-asian="12pt" style:font-size-complex="12pt"/>
    </style:style>
    <style:style style:name="P9" style:family="paragraph" style:parent-style-name="Text_20_body">
      <style:paragraph-properties fo:margin-top="0cm" fo:margin-bottom="0.353cm" loext:contextual-spacing="false" fo:line-height="115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T1" style:family="text">
      <style:text-properties loext:padding="0.049cm" loext:border="0.06pt solid #d9d9e3"/>
    </style:style>
    <style:style style:name="T2" style:family="text">
      <style:text-properties fo:font-size="12pt" style:font-size-asian="12pt" style:font-size-complex="12pt" loext:padding="0.049cm" loext:border="0.06pt solid #d9d9e3"/>
    </style:style>
    <style:style style:name="T3" style:family="text">
      <style:text-properties style:font-size-asian="12pt" style:font-size-complex="12pt" loext:padding="0.049cm" loext:border="0.06pt solid #d9d9e3"/>
    </style:style>
    <style:style style:name="T4" style:family="text">
      <style:text-properties style:font-name="Arial1" style:font-size-asian="12pt" style:font-size-complex="12pt" loext:padding="0.049cm" loext:border="0.06pt solid #d9d9e3"/>
    </style:style>
    <style:style style:name="T5" style:family="text">
      <style:text-properties style:font-name="Arial1" officeooo:rsid="0018b0f8" style:font-size-asian="12pt" style:font-size-complex="12pt" loext:padding="0.049cm" loext:border="0.06pt solid #d9d9e3"/>
    </style:style>
    <style:style style:name="T6" style:family="text">
      <style:text-properties style:font-name="Arial1" fo:font-size="12pt" style:font-size-asian="12pt" style:font-size-complex="12pt" loext:padding="0.049cm" loext:border="0.06pt solid #d9d9e3"/>
    </style:style>
    <style:style style:name="T7" style:family="text">
      <style:text-properties style:font-name="Arial1" fo:font-size="12pt" officeooo:rsid="0018b0f8" style:font-size-asian="12pt" style:font-size-complex="12pt" loext:padding="0.049cm" loext:border="0.06pt solid #d9d9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Não Funcionais</text:p>
      <text:p text:style-name="P4"/>
      <text:p text:style-name="P9"><text:span text:style-name="Strong_20_Emphasis"><text:span text:style-name="T5">1- </text:span></text:span><text:span text:style-name="Strong_20_Emphasis"><text:span text:style-name="T4">Desempenho:</text:span></text:span></text:p>
      <text:p text:style-name="P6">O sistema deve apresentar desempenho eficiente, garantindo tempos de resposta rápidos durante as interações do usuário.</text:p>
      <text:p text:style-name="P6">A consulta e atualização do banco de dados devem ser otimizadas para evitar atrasos significativos.</text:p>
      <text:p text:style-name="P6"/>
      <text:p text:style-name="P7"><text:span text:style-name="Strong_20_Emphasis"><text:span text:style-name="T7">2- </text:span></text:span><text:span text:style-name="Strong_20_Emphasis"><text:span text:style-name="T6">Escalabilidade:</text:span></text:span></text:p>
      <text:p text:style-name="P6">O sistema deve ser projetado para escalabilidade, permitindo a adição de novos usuários, livros e funcionalidades sem comprometer o desempenho.</text:p>
      <text:p text:style-name="P6"/>
      <text:p text:style-name="P7"><text:span text:style-name="Strong_20_Emphasis"><text:span text:style-name="T7">3- </text:span></text:span><text:span text:style-name="Strong_20_Emphasis"><text:span text:style-name="T6">Compatibilidade com Banco de Dados:</text:span></text:span></text:p>
      <text:p text:style-name="P6">O sistema deve ser compatível tanto com MySQL quanto com PostgreSQL, possibilitando a fácil integração com qualquer um desses sistemas de gerenciamento de banco de dados.</text:p>
      <text:p text:style-name="P6"/>
      <text:p text:style-name="P7"><text:span text:style-name="Strong_20_Emphasis"><text:span text:style-name="T7">4- </text:span></text:span><text:span text:style-name="Strong_20_Emphasis"><text:span text:style-name="T6">Segurança da Informação:</text:span></text:span></text:p>
      <text:p text:style-name="P6">Deve ser implementada uma camada de segurança robusta para proteger dados sensíveis, incluindo informações de login e detalhes pessoais dos usuários.</text:p>
      <text:p text:style-name="P6">A comunicação entre o sistema e o banco de dados deve ser segura, utilizando protocolos de criptografia.</text:p>
      <text:p text:style-name="P6"/>
      <text:p text:style-name="P7"><text:span text:style-name="Strong_20_Emphasis"><text:span text:style-name="T7">5- </text:span></text:span><text:span text:style-name="Strong_20_Emphasis"><text:span text:style-name="T6">Usabilidade e Experiência do Usuário:</text:span></text:span></text:p>
      <text:p text:style-name="P6">A interface gráfica desenvolvida com javax.swing deve ser intuitiva, proporcionando uma experiência de usuário amigável.</text:p>
      <text:p text:style-name="P6">Inclusão de feedbacks visuais e mensagens informativas para orientar os usuários durante as interações.</text:p>
      <text:p text:style-name="P6"/>
      <text:p text:style-name="P7"><text:span text:style-name="Strong_20_Emphasis"><text:span text:style-name="T7">6- </text:span></text:span><text:span text:style-name="Strong_20_Emphasis"><text:span text:style-name="T6">Manutenibilidade:</text:span></text:span></text:p>
      <text:p text:style-name="P6">O código-fonte deve ser estruturado de forma modular e bem documentada para facilitar a manutenção do sistema.</text:p>
      <text:p text:style-name="P6">Atualizações futuras e correções de bugs devem ser realizadas de maneira eficiente.</text:p>
      <text:p text:style-name="P6"/>
      <text:p text:style-name="P7"><text:span text:style-name="Strong_20_Emphasis"><text:span text:style-name="T7">7- </text:span></text:span><text:span text:style-name="Strong_20_Emphasis"><text:span text:style-name="T6">Integração com Sistemas Externos:</text:span></text:span></text:p>
      <text:p text:style-name="P6">O sistema deve ser projetado para permitir integração fácil com outros sistemas externos, caso seja necessário expandir suas funcionalidades.</text:p>
      <text:p text:style-name="P6"><text:soft-page-break/></text:p>
      <text:p text:style-name="P7"><text:span text:style-name="Strong_20_Emphasis"><text:span text:style-name="T7">8- </text:span></text:span><text:span text:style-name="Strong_20_Emphasis"><text:span text:style-name="T6">Conformidade com Padrões:</text:span></text:span></text:p>
      <text:p text:style-name="P6">O desenvolvimento do sistema deve seguir padrões de codificação e boas práticas de desenvolvimento para garantir consistência e facilitar a compreensão do código por outros desenvolvedores.</text:p>
      <text:p text:style-name="P6"/>
      <text:p text:style-name="P7"><text:span text:style-name="Strong_20_Emphasis"><text:span text:style-name="T7">9- </text:span></text:span><text:span text:style-name="Strong_20_Emphasis"><text:span text:style-name="T6">Disponibilidade:</text:span></text:span></text:p>
      <text:p text:style-name="P6">O sistema deve garantir alta disponibilidade, minimizando o tempo de inatividade para manutenção ou falhas inesperadas.</text:p>
      <text:p text:style-name="P6"/>
      <text:p text:style-name="P7"><text:span text:style-name="Strong_20_Emphasis"><text:span text:style-name="T7">10- </text:span></text:span><text:span text:style-name="Strong_20_Emphasis"><text:span text:style-name="T6">Backup e Recuperação:</text:span></text:span></text:p>
      <text:p text:style-name="P6">Implementação de um sistema eficaz de backup e recuperação para proteger os dados do sistema contra perdas acidentais ou corrupção.</text:p>
      <text:p text:style-name="P6"/>
      <text:p text:style-name="P7"><text:span text:style-name="Strong_20_Emphasis"><text:span text:style-name="T7">11- </text:span></text:span><text:span text:style-name="Strong_20_Emphasis"><text:span text:style-name="T6">Localização e Internacionalização:</text:span></text:span></text:p>
      <text:p text:style-name="P6">O sistema deve suportar localização e internacionalização, permitindo a adaptação para diferentes idiomas e regiões.</text:p>
      <text:p text:style-name="P6"/>
      <text:p text:style-name="P7"><text:span text:style-name="Strong_20_Emphasis"><text:span text:style-name="T7">12- </text:span></text:span><text:span text:style-name="Strong_20_Emphasis"><text:span text:style-name="T6">Requisitos de Hardware:</text:span></text:span></text:p>
      <text:p text:style-name="P6">Especificação clara dos requisitos mínimos de hardware para garantir o desempenho adequado do sistema.</text:p>
      <text:p text:style-name="P6"/>
      <text:p text:style-name="P7"><text:span text:style-name="Strong_20_Emphasis"><text:span text:style-name="T7">13- </text:span></text:span><text:span text:style-name="Strong_20_Emphasis"><text:span text:style-name="T6">Auditoria e Rastreabilidade:</text:span></text:span></text:p>
      <text:p text:style-name="P8">Implementação de logs de auditoria para rastrear atividades importantes no sistema, como login de usuários, cadastro de livros e alterações em configuraçõe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6T16:40:30.664000000</dc:date>
    <meta:editing-duration>PT1M26S</meta:editing-duration>
    <meta:editing-cycles>1</meta:editing-cycles>
    <meta:document-statistic meta:table-count="0" meta:image-count="0" meta:object-count="0" meta:page-count="2" meta:paragraph-count="31" meta:word-count="357" meta:character-count="2542" meta:non-whitespace-character-count="2216"/>
    <meta:generator>Trio_Office/6.2.8.2$Windows_x86 LibreOffice_project/</meta:generator>
  </office:meta>
</office:document-meta>
</file>